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CF_20_-_20_Capa_20_e_20_Folha_20_de_20_Rosto">
      <style:paragraph-properties fo:text-align="justify" style:justify-single-word="false"/>
      <style:text-properties fo:language="pt" fo:country="BR" officeooo:paragraph-rsid="0004108e" style:font-name-complex="Arial1"/>
    </style:style>
    <style:style style:name="P2" style:family="paragraph" style:parent-style-name="CF_20_-_20_Capa_20_e_20_Folha_20_de_20_Rosto">
      <style:text-properties fo:language="pt" fo:country="BR" officeooo:paragraph-rsid="0004108e" style:font-name-complex="Arial1"/>
    </style:style>
    <style:style style:name="P3" style:family="paragraph" style:parent-style-name="CF_20_-_20_Capa_20_e_20_Folha_20_de_20_Rosto">
      <style:paragraph-properties>
        <style:tab-stops>
          <style:tab-stop style:position="0.318cm"/>
        </style:tab-stops>
      </style:paragraph-properties>
      <style:text-properties fo:language="pt" fo:country="BR" style:text-underline-style="solid" style:text-underline-width="auto" style:text-underline-color="font-color" officeooo:paragraph-rsid="0004108e" style:font-name-complex="Arial1"/>
    </style:style>
    <style:style style:name="P4" style:family="paragraph" style:parent-style-name="CF_20_-_20_Capa_20_e_20_Folha_20_de_20_Rosto">
      <style:text-properties fo:language="pt" fo:country="BR" fo:font-weight="normal" officeooo:paragraph-rsid="0004108e" style:font-weight-asian="normal"/>
    </style:style>
    <style:style style:name="P5" style:family="paragraph" style:parent-style-name="CF_20_-_20_Capa_20_e_20_Folha_20_de_20_Rosto">
      <style:text-properties fo:language="pt" fo:country="BR" fo:font-weight="normal" officeooo:rsid="00062e2a" officeooo:paragraph-rsid="00062e2a" style:font-weight-asian="normal"/>
    </style:style>
    <style:style style:name="P6" style:family="paragraph" style:parent-style-name="CF_20_-_20_Capa_20_e_20_Folha_20_de_20_Rosto">
      <style:text-properties fo:language="pt" fo:country="BR" officeooo:paragraph-rsid="0004108e"/>
    </style:style>
    <style:style style:name="P7" style:family="paragraph" style:parent-style-name="CF_20_-_20_Capa_20_e_20_Folha_20_de_20_Rosto">
      <style:paragraph-properties>
        <style:tab-stops>
          <style:tab-stop style:position="6.35cm"/>
        </style:tab-stops>
      </style:paragraph-properties>
      <style:text-properties officeooo:paragraph-rsid="0004108e"/>
    </style:style>
    <style:style style:name="P8" style:family="paragraph" style:parent-style-name="CF_20_-_20_Capa_20_e_20_Folha_20_de_20_Rosto">
      <style:text-properties fo:font-size="14pt" fo:language="pt" fo:country="BR" officeooo:paragraph-rsid="0004108e" style:font-size-asian="14pt" style:font-name-complex="Arial1"/>
    </style:style>
    <style:style style:name="P9" style:family="paragraph" style:parent-style-name="CF_20_-_20_Capa_20_e_20_Folha_20_de_20_Rosto">
      <style:text-properties fo:font-size="14pt" fo:language="pt" fo:country="BR" officeooo:paragraph-rsid="0004108e" style:font-size-asian="14pt"/>
    </style:style>
    <style:style style:name="P10" style:family="paragraph" style:parent-style-name="CF_20_-_20_Capa_20_e_20_Folha_20_de_20_Rosto">
      <style:paragraph-properties>
        <style:tab-stops>
          <style:tab-stop style:position="5.768cm"/>
        </style:tab-stops>
      </style:paragraph-properties>
      <style:text-properties officeooo:paragraph-rsid="0004108e"/>
    </style:style>
    <style:style style:name="P11" style:family="paragraph" style:parent-style-name="CF_20_-_20_Capa_20_e_20_Folha_20_de_20_Rosto">
      <style:paragraph-properties>
        <style:tab-stops>
          <style:tab-stop style:position="7.011cm"/>
        </style:tab-stops>
      </style:paragraph-properties>
      <style:text-properties officeooo:paragraph-rsid="0004108e"/>
    </style:style>
    <style:style style:name="P12" style:family="paragraph" style:parent-style-name="CF_20_-_20_Capa_20_e_20_Folha_20_de_20_Rosto">
      <style:text-properties officeooo:paragraph-rsid="0004108e"/>
    </style:style>
    <style:style style:name="P13" style:family="paragraph" style:parent-style-name="CF_20_-_20_Capa_20_e_20_Folha_20_de_20_Rosto">
      <style:paragraph-properties>
        <style:tab-stops>
          <style:tab-stop style:position="12.224cm"/>
        </style:tab-stops>
      </style:paragraph-properties>
      <style:text-properties officeooo:paragraph-rsid="0004108e"/>
    </style:style>
    <style:style style:name="P14" style:family="paragraph" style:parent-style-name="CF_20_-_20_Capa_20_e_20_Folha_20_de_20_Rosto">
      <style:text-properties officeooo:paragraph-rsid="000455bf"/>
    </style:style>
    <style:style style:name="P15" style:family="paragraph" style:parent-style-name="CF_20_-_20_Natureza_20_do_20_Trabalho_20_-_20_Orientador">
      <style:paragraph-properties fo:line-height="150%"/>
      <style:text-properties officeooo:paragraph-rsid="0004108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er">
      <style:paragraph-properties fo:text-align="end" style:justify-single-word="false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Header">
      <style:text-properties fo:font-weight="bold" officeooo:rsid="0006b554" officeooo:paragraph-rsid="0006b554" style:font-weight-asian="bold" style:font-weight-complex="bold"/>
    </style:style>
    <style:style style:name="P21" style:family="paragraph" style:parent-style-name="Heading_20_1">
      <style:paragraph-properties fo:line-height="150%" fo:text-align="start" style:justify-single-word="false"/>
      <style:text-properties officeooo:paragraph-rsid="0004108e"/>
    </style:style>
    <style:style style:name="P22" style:family="paragraph" style:parent-style-name="Heading_20_1">
      <style:paragraph-properties fo:line-height="150%" fo:text-align="start" style:justify-single-word="false" fo:break-before="page"/>
      <style:text-properties officeooo:rsid="0006b554" officeooo:paragraph-rsid="0006b554"/>
    </style:style>
    <style:style style:name="P23" style:family="paragraph" style:parent-style-name="Heading_20_1" style:master-page-name="Converted5">
      <style:paragraph-properties fo:line-height="150%" fo:text-align="start" style:justify-single-word="false" style:page-number="11"/>
      <style:text-properties officeooo:paragraph-rsid="0004108e"/>
    </style:style>
    <style:style style:name="P24" style:family="paragraph" style:parent-style-name="List_20_Paragraph" style:list-style-name="WWNum13">
      <style:paragraph-properties fo:line-height="150%"/>
      <style:text-properties officeooo:paragraph-rsid="0004108e"/>
    </style:style>
    <style:style style:name="P25" style:family="paragraph" style:parent-style-name="List_20_Paragraph" style:list-style-name="WWNum13">
      <style:paragraph-properties fo:line-height="150%"/>
      <style:text-properties officeooo:rsid="0007fcfa" officeooo:paragraph-rsid="0007fcfa"/>
    </style:style>
    <style:style style:name="P26" style:family="paragraph" style:parent-style-name="List_20_Paragraph">
      <style:paragraph-properties fo:margin-left="1.27cm" fo:margin-right="0cm" fo:line-height="150%" fo:text-indent="0cm" style:auto-text-indent="false"/>
      <style:text-properties fo:language="pt" fo:country="BR" officeooo:paragraph-rsid="0004108e" style:font-name-complex="Arial1"/>
    </style:style>
    <style:style style:name="P27" style:family="paragraph" style:parent-style-name="List_20_Paragraph">
      <style:paragraph-properties fo:margin-left="1.27cm" fo:margin-right="0cm" fo:line-height="150%" fo:text-indent="0cm" style:auto-text-indent="false"/>
      <style:text-properties fo:language="pt" fo:country="BR" officeooo:paragraph-rsid="0004108e"/>
    </style:style>
    <style:style style:name="P28" style:family="paragraph" style:parent-style-name="Standard">
      <style:paragraph-properties fo:line-height="150%" fo:text-align="center" style:justify-single-word="false"/>
      <style:text-properties officeooo:rsid="0004108e" officeooo:paragraph-rsid="0004108e"/>
    </style:style>
    <style:style style:name="P29" style:family="paragraph" style:parent-style-name="Standard">
      <style:paragraph-properties fo:line-height="150%" fo:text-align="center" style:justify-single-word="false"/>
      <style:text-properties officeooo:paragraph-rsid="0004108e"/>
    </style:style>
    <style:style style:name="P30" style:family="paragraph" style:parent-style-name="Standard">
      <style:paragraph-properties fo:line-height="150%"/>
      <style:text-properties officeooo:paragraph-rsid="0004108e"/>
    </style:style>
    <style:style style:name="P31" style:family="paragraph" style:parent-style-name="Standard">
      <style:paragraph-properties fo:line-height="150%"/>
      <style:text-properties officeooo:paragraph-rsid="0006b554"/>
    </style:style>
    <style:style style:name="P32" style:family="paragraph" style:parent-style-name="Standard">
      <style:paragraph-properties fo:line-height="150%" fo:text-align="center" style:justify-single-word="false"/>
      <style:text-properties fo:language="pt" fo:country="BR" fo:font-weight="bold" officeooo:paragraph-rsid="0004108e" style:font-weight-asian="bold" style:font-name-complex="Arial1"/>
    </style:style>
    <style:style style:name="P33" style:family="paragraph" style:parent-style-name="Standard">
      <style:paragraph-properties fo:text-align="center" style:justify-single-word="false"/>
      <style:text-properties fo:language="pt" fo:country="BR"/>
    </style:style>
    <style:style style:name="P34" style:family="paragraph" style:parent-style-name="Standard">
      <style:paragraph-properties fo:line-height="150%"/>
      <style:text-properties fo:language="pt" fo:country="BR" officeooo:paragraph-rsid="0004108e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paragraph-properties fo:line-height="150%"/>
      <style:text-properties officeooo:rsid="0006b554" officeooo:paragraph-rsid="0006b554"/>
    </style:style>
    <style:style style:name="P37" style:family="paragraph" style:parent-style-name="Standard">
      <style:paragraph-properties fo:margin-left="0cm" fo:margin-right="0cm" fo:line-height="150%" fo:text-indent="1.251cm" style:auto-text-indent="false"/>
      <style:text-properties officeooo:paragraph-rsid="0004108e"/>
    </style:style>
    <style:style style:name="P38" style:family="paragraph" style:parent-style-name="Standard">
      <style:paragraph-properties fo:margin-left="0cm" fo:margin-right="0cm" fo:line-height="150%" fo:text-indent="1.251cm" style:auto-text-indent="false"/>
      <style:text-properties fo:language="pt" fo:country="BR" officeooo:paragraph-rsid="0004108e"/>
    </style:style>
    <style:style style:name="P39" style:family="paragraph" style:parent-style-name="Standard">
      <style:paragraph-properties fo:margin-left="0cm" fo:margin-right="0cm" fo:line-height="150%" fo:text-indent="0.635cm" style:auto-text-indent="false"/>
      <style:text-properties officeooo:paragraph-rsid="0004108e"/>
    </style:style>
    <style:style style:name="P40" style:family="paragraph" style:parent-style-name="Standard">
      <style:paragraph-properties fo:margin-top="0cm" fo:margin-bottom="0.282cm" loext:contextual-spacing="true" fo:line-height="150%"/>
      <style:text-properties officeooo:paragraph-rsid="0004108e" style:font-name-complex="Arial1"/>
    </style:style>
    <style:style style:name="P41" style:family="paragraph" style:parent-style-name="Standard" style:master-page-name="First_20_Page">
      <style:paragraph-properties fo:line-height="150%" fo:text-align="center" style:justify-single-word="false" style:page-number="1"/>
      <style:text-properties officeooo:rsid="0004108e" officeooo:paragraph-rsid="0004108e"/>
    </style:style>
    <style:style style:name="P42" style:family="paragraph" style:parent-style-name="Standard">
      <style:paragraph-properties fo:margin-left="0cm" fo:margin-right="0cm" fo:line-height="150%" fo:text-indent="0cm" style:auto-text-indent="false"/>
      <style:text-properties officeooo:paragraph-rsid="0006b554"/>
    </style:style>
    <style:style style:name="P43" style:family="paragraph" style:parent-style-name="Standard">
      <style:paragraph-properties fo:margin-left="0cm" fo:margin-right="0cm" fo:line-height="150%" fo:text-indent="0cm" style:auto-text-indent="false"/>
      <style:text-properties officeooo:paragraph-rsid="0004108e"/>
    </style:style>
    <style:style style:name="P44" style:family="paragraph" style:parent-style-name="Standard">
      <style:paragraph-properties fo:margin-left="0cm" fo:margin-right="0cm" fo:line-height="150%" fo:text-indent="0cm" style:auto-text-indent="false"/>
      <style:text-properties officeooo:paragraph-rsid="000a9c19"/>
    </style:style>
    <style:style style:name="P45" style:family="paragraph" style:parent-style-name="Subtitle">
      <style:paragraph-properties fo:line-height="150%" fo:text-align="justify" style:justify-single-word="false"/>
      <style:text-properties officeooo:paragraph-rsid="0004108e"/>
    </style:style>
    <style:style style:name="P46" style:family="paragraph" style:parent-style-name="Subtitle">
      <style:paragraph-properties fo:line-height="150%" fo:text-align="justify" style:justify-single-word="false" fo:break-before="page"/>
      <style:text-properties officeooo:paragraph-rsid="0004108e"/>
    </style:style>
    <style:style style:name="P47" style:family="paragraph" style:parent-style-name="TOC_20_Heading">
      <style:paragraph-properties fo:line-height="150%" fo:text-align="center" style:justify-single-word="false"/>
      <style:text-properties officeooo:paragraph-rsid="0004108e"/>
    </style:style>
    <style:style style:name="P48" style:family="paragraph" style:parent-style-name="Text_20_body">
      <style:paragraph-properties fo:line-height="150%"/>
      <style:text-properties officeooo:paragraph-rsid="0004108e"/>
    </style:style>
    <style:style style:name="P49" style:family="paragraph" style:parent-style-name="Text_20_body">
      <style:paragraph-properties fo:margin-left="0cm" fo:margin-right="0.259cm" fo:line-height="150%" fo:text-align="center" style:justify-single-word="false" fo:text-indent="0cm" style:auto-text-indent="false"/>
      <style:text-properties officeooo:paragraph-rsid="0004108e"/>
    </style:style>
    <style:style style:name="P50" style:family="paragraph" style:parent-style-name="Title" style:list-style-name="">
      <style:paragraph-properties fo:line-height="150%" fo:text-align="justify" style:justify-single-word="false"/>
      <style:text-properties officeooo:paragraph-rsid="0004108e"/>
    </style:style>
    <style:style style:name="T1" style:family="text">
      <style:text-properties fo:font-size="14pt" fo:language="pt" fo:country="BR" fo:font-weight="bold" style:font-size-asian="14pt" style:font-weight-asian="bold" style:font-name-complex="Arial1"/>
    </style:style>
    <style:style style:name="T2" style:family="text">
      <style:text-properties fo:font-size="14pt" fo:language="pt" fo:country="BR" fo:font-weight="bold" officeooo:rsid="0004108e" style:font-size-asian="14pt" style:font-weight-asian="bold" style:font-name-complex="Arial1"/>
    </style:style>
    <style:style style:name="T3" style:family="text">
      <style:text-properties fo:font-size="14pt" fo:language="pt" fo:country="BR" fo:font-weight="bold" officeooo:rsid="0007fcfa" style:font-size-asian="14pt" style:font-weight-asian="bold" style:font-name-complex="Arial1"/>
    </style:style>
    <style:style style:name="T4" style:family="text">
      <style:text-properties fo:font-size="14pt" fo:language="pt" fo:country="BR" fo:font-weight="bold" style:font-size-asian="14pt" style:font-weight-asian="bold" style:font-size-complex="14pt"/>
    </style:style>
    <style:style style:name="T5" style:family="text">
      <style:text-properties fo:font-size="14pt" fo:language="pt" fo:country="BR" fo:font-weight="bold" officeooo:rsid="0004108e" style:font-size-asian="14pt" style:font-weight-asian="bold" style:font-size-complex="14pt"/>
    </style:style>
    <style:style style:name="T6" style:family="text">
      <style:text-properties fo:font-size="14pt" fo:language="pt" fo:country="BR" fo:font-weight="bold" officeooo:rsid="0007fcfa" style:font-size-asian="14pt" style:font-weight-asian="bold" style:font-size-complex="14pt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weight="bold" style:font-weight-asian="bold" style:font-name-complex="Arial1"/>
    </style:style>
    <style:style style:name="T9" style:family="text">
      <style:text-properties fo:language="pt" fo:country="BR" fo:font-weight="bold" style:font-weight-asian="bold" style:font-name-complex="Arial1" style:font-weight-complex="bold"/>
    </style:style>
    <style:style style:name="T10" style:family="text">
      <style:text-properties fo:language="pt" fo:country="BR" style:font-name-complex="Arial1"/>
    </style:style>
    <style:style style:name="T11" style:family="text">
      <style:text-properties fo:language="pt" fo:country="BR" officeooo:rsid="0004108e" style:font-name-complex="Arial1"/>
    </style:style>
    <style:style style:name="T12" style:family="text">
      <style:text-properties fo:language="pt" fo:country="BR" officeooo:rsid="0006b554" style:font-name-complex="Arial1"/>
    </style:style>
    <style:style style:name="T13" style:family="text">
      <style:text-properties fo:language="pt" fo:country="BR" officeooo:rsid="000a1e6b" style:font-name-complex="Arial1"/>
    </style:style>
    <style:style style:name="T14" style:family="text">
      <style:text-properties fo:language="pt" fo:country="BR" officeooo:rsid="000a9c19" style:font-name-complex="Arial1"/>
    </style:style>
    <style:style style:name="T15" style:family="text">
      <style:text-properties fo:language="pt" fo:country="BR" style:language-asian="pt" style:country-asian="BR"/>
    </style:style>
    <style:style style:name="T16" style:family="text">
      <style:text-properties fo:language="pt" fo:country="BR" style:language-asian="pt" style:country-asian="BR" style:font-name-complex="Arial1"/>
    </style:style>
    <style:style style:name="T17" style:family="text">
      <style:text-properties fo:language="pt" fo:country="BR" officeooo:rsid="0004108e"/>
    </style:style>
    <style:style style:name="T1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9" style:family="text">
      <style:text-properties style:font-name="Arial" fo:font-size="11pt" fo:font-weight="bold" officeooo:rsid="0004108e" style:font-size-asian="11pt" style:font-weight-asian="bold" style:font-name-complex="Arial1" style:font-size-complex="11pt"/>
    </style:style>
    <style:style style:name="T20" style:family="text">
      <style:text-properties style:font-name="Arial" fo:font-size="12pt" fo:language="pt" fo:country="BR" style:font-size-asian="12pt" style:font-name-complex="Arial1" style:font-size-complex="12pt"/>
    </style:style>
    <style:style style:name="T21" style:family="text">
      <style:text-properties style:font-name="Arial" fo:font-size="12pt" fo:language="pt" fo:country="BR" officeooo:rsid="00062e2a" style:font-size-asian="12pt" style:font-name-complex="Arial1" style:font-size-complex="12pt"/>
    </style:style>
    <style:style style:name="T22" style:family="text">
      <style:text-properties style:font-name="Arial" fo:font-size="12pt" fo:language="pt" fo:country="BR" officeooo:rsid="0007fcfa" style:font-size-asian="12pt" style:font-name-complex="Arial1" style:font-size-complex="12pt"/>
    </style:style>
    <style:style style:name="T23" style:family="text">
      <style:text-properties style:font-name="Arial" fo:font-size="12pt" fo:language="pt" fo:country="BR" officeooo:rsid="00095622" style:font-size-asian="12pt" style:font-name-complex="Arial1" style:font-size-complex="12pt"/>
    </style:style>
    <style:style style:name="T24" style:family="text">
      <style:text-properties style:font-name="Arial" fo:font-size="14pt" style:font-size-asian="14pt" style:font-name-complex="Arial1"/>
    </style:style>
    <style:style style:name="T25" style:family="text">
      <style:text-properties style:font-name="Arial" fo:language="pt" fo:country="BR" fo:font-weight="bold" style:font-weight-asian="bold" style:font-name-complex="Arial1"/>
    </style:style>
    <style:style style:name="T26" style:family="text">
      <style:text-properties style:font-name="Arial" fo:language="pt" fo:country="BR" fo:font-weight="bold" officeooo:rsid="00062e2a" style:font-weight-asian="bold" style:font-name-complex="Arial1"/>
    </style:style>
    <style:style style:name="T27" style:family="text">
      <style:text-properties fo:font-variant="normal" fo:text-transform="none" fo:language="pt" fo:country="BR"/>
    </style:style>
    <style:style style:name="T28" style:family="text">
      <style:text-properties fo:font-variant="normal" fo:text-transform="none" style:font-name="Arial" fo:font-size="11pt" fo:language="pt" fo:country="BR" fo:font-weight="bold" officeooo:rsid="0004108e" style:font-size-asian="11pt" style:font-weight-asian="bold" style:font-name-complex="Arial1" style:font-size-complex="11pt"/>
    </style:style>
    <style:style style:name="T29" style:family="text">
      <style:text-properties style:language-asian="pt" style:country-asian="BR" style:font-name-complex="Arial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-complex="Arial1"/>
    </style:style>
    <style:style style:name="T32" style:family="text">
      <style:text-properties officeooo:rsid="00062e2a" style:font-name-complex="Arial1"/>
    </style:style>
    <style:style style:name="T33" style:family="text">
      <style:text-properties fo:color="#000000" style:font-name="Arial" fo:font-size="12pt" fo:language="pt" fo:country="BR" style:font-size-asian="12pt" style:font-name-complex="Arial1" style:font-size-complex="12pt"/>
    </style:style>
    <style:style style:name="T3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-start text:name="_Toc17913596"/><text:bookmark-start text:name="_Toc15483724"/><text:span text:style-name="T1">K</text:span><text:bookmark-end text:name="_Toc17913596"/><text:bookmark-end text:name="_Toc15483724"/><text:span text:style-name="T1">AZAP – <text:s/>ACADEMY 2021</text:span><text:bookmark-start text:name="_Toc302641972"/></text:p>
      <text:p text:style-name="P32"/>
      <text:p text:style-name="P32"/>
      <text:p text:style-name="P32"/>
      <text:p text:style-name="P28"><text:bookmark-start text:name="_Toc17913597"/><text:bookmark-start text:name="_Toc15483725"/><text:bookmark-end text:name="_Toc302641972"/><text:span text:style-name="T8">P</text:span><text:bookmark-end text:name="_Toc17913597"/><text:bookmark-end text:name="_Toc15483725"/><text:span text:style-name="T8">rojeto Final</text:span></text:p>
      <text:p text:style-name="P2"/>
      <text:p text:style-name="P2"/>
      <text:p text:style-name="P13"><text:bookmark-start text:name="_Toc17913598"/><text:bookmark-start text:name="_Toc15483726"/><text:bookmark-end text:name="_Toc17913598"/><text:bookmark-end text:name="_Toc15483726"/><text:span text:style-name="T8"/></text:p>
      <text:p text:style-name="P13"><text:span text:style-name="T8"/></text:p>
      <text:p text:style-name="P29"><text:bookmark-start text:name="_Toc15483727"/><text:bookmark-start text:name="_Toc17913599"/><text:span text:style-name="T8">KASSIANE CRISTINA GONÇALVES</text:span><text:bookmark-end text:name="_Toc15483727"/><text:bookmark-end text:name="_Toc17913599"/></text:p>
      <text:p text:style-name="P29"><text:span text:style-name="T8"/></text:p>
      <text:p text:style-name="P7"><text:span text:style-name="T10"><text:tab/></text:span></text:p>
      <text:p text:style-name="P2"/>
      <text:p text:style-name="P2"/>
      <text:p text:style-name="P2"/>
      <text:p text:style-name="P2"/>
      <text:p text:style-name="P2"/>
      <text:p text:style-name="P29"><text:bookmark-start text:name="_Toc15483730"/><text:bookmark-start text:name="_Toc17913602"/><text:span text:style-name="T1">Projeto Sistema </text:span><text:bookmark-end text:name="_Toc15483730"/><text:bookmark-end text:name="_Toc17913602"/><text:span text:style-name="T2">Hort</text:span><text:span text:style-name="T3">inja</text:span></text:p>
      <text:p text:style-name="P8"/>
      <text:p text:style-name="P2"/>
      <text:p text:style-name="P2"/>
      <text:p text:style-name="P2"/>
      <text:p text:style-name="P1"/>
      <text:p text:style-name="P10"><text:span text:style-name="T10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10"><text:tab/></text:span></text:p>
      <text:p text:style-name="P2"/>
      <text:p text:style-name="P49"><text:span text:style-name="T18">SÃO JOÃO DA BOA VISTA, 20</text:span><text:span text:style-name="T19">21</text:span></text:p>
      <text:p text:style-name="P49"><text:span text:style-name="T28"/></text:p>
      <text:p text:style-name="P49"><text:span text:style-name="T28"/></text:p>
      <text:p text:style-name="P12"><text:soft-page-break/><text:span text:style-name="T27">KASSIANE CRISTINA GONÇALVES</text:span></text:p>
      <text:p text:style-name="P12"><text:span text:style-name="T27"/></text:p>
      <text:p text:style-name="P6"/>
      <text:p text:style-name="P6"/>
      <text:p text:style-name="P6"/>
      <text:p text:style-name="P6"/>
      <text:p text:style-name="P6"/>
      <text:p text:style-name="P6"/>
      <text:p text:style-name="P29"><text:bookmark-start text:name="_Toc15483731"/><text:bookmark-start text:name="_Toc17913603"/><text:bookmark-start text:name="_Toc302641978"/><text:span text:style-name="T4">PROJETO SISTEMA HO</text:span><text:bookmark-end text:name="_Toc15483731"/><text:bookmark-end text:name="_Toc17913603"/><text:bookmark-end text:name="_Toc302641978"/><text:span text:style-name="T5">RT</text:span><text:span text:style-name="T6">INJA</text:span></text:p>
      <text:p text:style-name="P9"/>
      <text:p text:style-name="P15"><text:span text:style-name="T7">Trabalho de Conclusão de Curso apresentada como requisito parcial à obtenção do título de </text:span><text:span text:style-name="T17">Academe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5"/>
      <text:p text:style-name="P14"><text:span text:style-name="T10">SÃO JOÃO DA BOA VISTA, </text:span><text:span text:style-name="T11">kazap academy 2021</text:span></text:p>
      <text:table-of-content text:style-name="Sect1" text:name="Índice1">
        <text:table-of-content-source text:outline-level="10">
          <text:index-title-template text:style-name="Header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Header"><text:soft-page-break/>Índice</text:p>
            <text:p text:style-name="Header"/>
          </text:index-title>
          <text:p text:style-name="P16"><text:a xlink:type="simple" xlink:href="#__RefHeading___Toc4001_2967240622" text:style-name="Index_20_Link" text:visited-style-name="Index_20_Link">1 INTRODUÇÃO<text:tab/>11</text:a></text:p>
          <text:p text:style-name="P17"><text:a xlink:type="simple" xlink:href="#__RefHeading___Toc4003_2967240622" text:style-name="Index_20_Link" text:visited-style-name="Index_20_Link">1.1 Sistema do Hortinja<text:tab/>11</text:a></text:p>
          <text:p text:style-name="P17"><text:a xlink:type="simple" xlink:href="#__RefHeading___Toc4005_2967240622" text:style-name="Index_20_Link" text:visited-style-name="Index_20_Link">1.2 Requisitos<text:tab/>11</text:a></text:p>
          <text:p text:style-name="P17"><text:a xlink:type="simple" xlink:href="#__RefHeading___Toc4007_2967240622" text:style-name="Index_20_Link" text:visited-style-name="Index_20_Link">1.3 Tecnologias<text:tab/>12</text:a></text:p>
          <text:p text:style-name="P16"><text:a xlink:type="simple" xlink:href="#__RefHeading___Toc4009_2967240622" text:style-name="Index_20_Link" text:visited-style-name="Index_20_Link">2 OBJETIVO<text:tab/>13</text:a></text:p>
          <text:p text:style-name="P16"><text:a xlink:type="simple" xlink:href="#__RefHeading___Toc4011_2967240622" text:style-name="Index_20_Link" text:visited-style-name="Index_20_Link">3. TESTE DE SOFTWARE<text:tab/>14</text:a></text:p>
        </text:index-body>
      </text:table-of-content>
      <text:p text:style-name="P12"><text:span text:style-name="T17"/></text:p>
      <text:p text:style-name="P48"><text:bookmark-start text:name="_Toc19992367"/><text:bookmark-start text:name="_Toc22745340"/><text:bookmark-start text:name="_Toc22743453"/><text:bookmark-start text:name="_Toc22745345"/><text:bookmark-start text:name="_Toc19984255"/><text:bookmark-start text:name="_Toc22745344"/><text:bookmark-start text:name="_Toc19992369"/><text:bookmark-start text:name="_Toc15483735"/><text:bookmark-start text:name="_Toc22743452"/><text:bookmark-start text:name="_Toc19987395"/><text:bookmark-start text:name="_Toc17913607"/><text:bookmark-start text:name="_Toc302641982"/><text:bookmark-start text:name="_Toc19984254"/><text:bookmark-start text:name="_Toc17913606"/><text:bookmark-start text:name="_Toc19987394"/><text:bookmark-start text:name="_Toc19992368"/><text:bookmark-start text:name="_Toc22745343"/><text:bookmark-start text:name="_Toc22743451"/><text:bookmark-start text:name="_Toc15483734"/><text:bookmark-start text:name="_Toc22743450"/><text:bookmark-start text:name="_Toc22745342"/><text:bookmark-start text:name="_Toc17913605"/><text:bookmark-start text:name="_Toc15483733"/><text:bookmark-start text:name="_Toc22745341"/><text:bookmark-start text:name="_Toc17913604"/><text:bookmark-start text:name="_Toc15483732"/><text:bookmark-start text:name="_Toc19984253"/><text:bookmark-start text:name="_Toc19987393"/><text:bookmark-start text:name="_Toc22743449"/><text:bookmark-end text:name="_Toc19992367"/><text:bookmark-end text:name="_Toc22745340"/><text:bookmark-end text:name="_Toc22743453"/><text:bookmark-end text:name="_Toc22745345"/><text:bookmark-end text:name="_Toc19984255"/><text:bookmark-end text:name="_Toc22745344"/><text:bookmark-end text:name="_Toc19992369"/><text:bookmark-end text:name="_Toc15483735"/><text:bookmark-end text:name="_Toc22743452"/><text:bookmark-end text:name="_Toc19987395"/><text:bookmark-end text:name="_Toc17913607"/><text:bookmark-end text:name="_Toc302641982"/><text:bookmark-end text:name="_Toc19984254"/><text:bookmark-end text:name="_Toc17913606"/><text:bookmark-end text:name="_Toc19987394"/><text:bookmark-end text:name="_Toc19992368"/><text:bookmark-end text:name="_Toc22745343"/><text:bookmark-end text:name="_Toc22743451"/><text:bookmark-end text:name="_Toc15483734"/><text:bookmark-end text:name="_Toc22743450"/><text:bookmark-end text:name="_Toc22745342"/><text:bookmark-end text:name="_Toc17913605"/><text:bookmark-end text:name="_Toc15483733"/><text:bookmark-end text:name="_Toc22745341"/><text:bookmark-end text:name="_Toc17913604"/><text:bookmark-end text:name="_Toc15483732"/><text:bookmark-end text:name="_Toc19984253"/><text:bookmark-end text:name="_Toc19987393"/><text:bookmark-end text:name="_Toc22743449"/><text:span text:style-name="T24"/></text:p>
      <text:p text:style-name="P48"><text:span text:style-name="T24"/></text:p>
      <text:p text:style-name="P47"/>
      <text:h text:style-name="P23" text:outline-level="1"><text:bookmark-start text:name="_Toc22743454"/><text:bookmark-start text:name="__RefHeading___Toc4001_2967240622"/><text:bookmark-start text:name="_Toc23701236"/><text:bookmark-start text:name="_Toc23521606"/><text:bookmark-start text:name="_Toc22745346"/><text:span text:style-name="T33">1 INTRODUÇÃO</text:span><text:bookmark-end text:name="_Toc22743454"/><text:bookmark-end text:name="__RefHeading___Toc4001_2967240622"/><text:bookmark-end text:name="_Toc23701236"/><text:bookmark-end text:name="_Toc23521606"/><text:bookmark-end text:name="_Toc22745346"/></text:h>
      <text:h text:style-name="P50" text:outline-level="2"><text:bookmark-start text:name="_Toc22743455"/><text:bookmark-start text:name="__RefHeading___Toc4003_2967240622"/><text:bookmark-start text:name="_Toc19984258"/><text:bookmark-start text:name="_Toc19987398"/><text:bookmark-start text:name="_Toc19992372"/><text:bookmark-start text:name="_Toc22745347"/><text:bookmark-start text:name="_Toc23521607"/><text:bookmark-start text:name="_Toc23701237"/><text:span text:style-name="T20">1.1 Sistema do Ho</text:span><text:bookmark-end text:name="_Toc22743455"/><text:bookmark-end text:name="_Toc19984258"/><text:bookmark-end text:name="_Toc19987398"/><text:bookmark-end text:name="_Toc19992372"/><text:bookmark-end text:name="_Toc22745347"/><text:bookmark-end text:name="_Toc23521607"/><text:bookmark-end text:name="_Toc23701237"/><text:span text:style-name="T21">rt</text:span><text:span text:style-name="T23">inja</text:span><text:bookmark-end text:name="__RefHeading___Toc4003_2967240622"/></text:h>
      <text:p text:style-name="P38"><text:span text:style-name="T29">Devido ao cenário atual mundial, muitas pessoas adequaram seus estilos de vida e atividades para serem realizadas no conforto do lar. Afim de manter uma alimentação saudável e rica em nutrientes, assim fortalecendo o organismo e cultivando uma maior imunidade, muitos optaram por alimentos naturais em suas refeições. Infelizmente o momento pede isolamento social, assim feiras e hortas estão funcionando com restrições, logo a ideia do Hortinja é auxiliar os indivíduos que possuem pouco conhecimento no assunto, mas anseiam por uma dieta verde. </text:span></text:p>
      <text:p text:style-name="P37"><text:bookmark-start text:name="_Toc11675938"/><text:bookmark-start text:name="_Toc12703611"/><text:bookmark-start text:name="_Toc12722655"/><text:bookmark-start text:name="_Toc12723312"/><text:bookmark-start text:name="_Toc12727646"/><text:bookmark-start text:name="_Toc12726381"/><text:bookmark-start text:name="_Toc12726839"/><text:bookmark-start text:name="_Toc12723388"/><text:span text:style-name="T15"/></text:p>
      <text:p text:style-name="P34"/>
      <text:h text:style-name="P45" text:outline-level="2"><text:bookmark-start text:name="__RefHeading___Toc4005_2967240622"/><text:bookmark-start text:name="_Toc23701239"/><text:bookmark-start text:name="_Toc23521609"/><text:bookmark-start text:name="_Toc22745349"/><text:bookmark-start text:name="_Toc22743457"/><text:bookmark-end text:name="_Toc12723388"/><text:bookmark-end text:name="_Toc11675938"/><text:bookmark-end text:name="_Toc12703611"/><text:bookmark-end text:name="_Toc12722655"/><text:bookmark-end text:name="_Toc12723312"/><text:bookmark-end text:name="_Toc12726381"/><text:bookmark-end text:name="_Toc12726839"/><text:bookmark-end text:name="_Toc12727646"/><text:span text:style-name="T25">1.</text:span><text:span text:style-name="T26">2 </text:span><text:span text:style-name="T25">Requisitos</text:span><text:bookmark-end text:name="__RefHeading___Toc4005_2967240622"/><text:bookmark-end text:name="_Toc23701239"/><text:bookmark-end text:name="_Toc23521609"/><text:bookmark-end text:name="_Toc22745349"/><text:bookmark-end text:name="_Toc22743457"/></text:h>
      <text:p text:style-name="P37"><text:span text:style-name="T10"><text:s/></text:span></text:p>
      <text:h text:style-name="P46" text:outline-level="2"><text:bookmark-start text:name="_Toc23701240"/><text:bookmark-start text:name="__RefHeading___Toc4007_2967240622"/><text:bookmark-start text:name="_Toc12873564"/><text:bookmark-start text:name="_Toc17732125"/><text:bookmark-start text:name="_Toc12864222"/><text:bookmark-start text:name="_Toc12727647"/><text:bookmark-start text:name="_Toc12726840"/><text:bookmark-start text:name="_Toc12726382"/><text:bookmark-start text:name="_Toc12723389"/><text:bookmark-start text:name="_Toc12723313"/><text:bookmark-start text:name="_Toc12722656"/><text:bookmark-start text:name="_Toc12703612"/><text:bookmark-start text:name="_Toc11675939"/><text:bookmark-start text:name="_Toc17727716"/><text:bookmark-start text:name="_Toc17731071"/><text:bookmark-start text:name="_Toc17809810"/><text:bookmark-start text:name="_Toc19984259"/><text:bookmark-start text:name="_Toc19987399"/><text:bookmark-start text:name="_Toc19992373"/><text:bookmark-start text:name="_Toc22743458"/><text:bookmark-start text:name="_Toc22745350"/><text:bookmark-start text:name="_Toc23521610"/><text:span text:style-name="T25">1.</text:span><text:span text:style-name="T26">3 </text:span><text:span text:style-name="T25">T</text:span><text:bookmark-end text:name="_Toc12873564"/><text:bookmark-end text:name="_Toc12864222"/><text:bookmark-end text:name="_Toc12727647"/><text:bookmark-end text:name="_Toc12726840"/><text:bookmark-end text:name="_Toc12726382"/><text:bookmark-end text:name="_Toc12723389"/><text:bookmark-end text:name="_Toc12723313"/><text:bookmark-end text:name="_Toc12722656"/><text:bookmark-end text:name="_Toc12703612"/><text:bookmark-end text:name="_Toc11675939"/><text:bookmark-end text:name="_Toc17727716"/><text:span text:style-name="T25">ecnologia</text:span><text:bookmark-end text:name="_Toc17732125"/><text:bookmark-end text:name="_Toc17731071"/><text:bookmark-end text:name="_Toc17809810"/><text:bookmark-end text:name="_Toc19984259"/><text:bookmark-end text:name="_Toc19987399"/><text:bookmark-end text:name="_Toc19992373"/><text:bookmark-end text:name="_Toc22743458"/><text:bookmark-end text:name="_Toc22745350"/><text:bookmark-end text:name="_Toc23521610"/><text:span text:style-name="T25">s</text:span><text:bookmark-end text:name="_Toc23701240"/><text:bookmark-end text:name="__RefHeading___Toc4007_2967240622"/></text:h>
      <text:p text:style-name="P39"><text:span text:style-name="T10">As tecnologias utilizadas para desenvolvimento do projeto foram: </text:span></text:p>
      <text:p text:style-name="P39"><text:span text:style-name="T10"/></text:p>
      <text:list xml:id="list3196065796" text:style-name="WWNum13">
        <text:list-item>
          <text:p text:style-name="P25">REACT</text:p>
        </text:list-item>
        <text:list-item>
          <text:p text:style-name="P25">NODE</text:p>
        </text:list-item>
        <text:list-item>
          <text:p text:style-name="P25">MONGO DB</text:p>
        </text:list-item>
        <text:list-item>
          <text:p text:style-name="P25">JS</text:p>
        </text:list-item>
        <text:list-item>
          <text:p text:style-name="P25">CSS</text:p>
        </text:list-item>
      </text:list>
      <text:p text:style-name="P26"/>
      <text:p text:style-name="P27"><text:bookmark text:name="_Toc11675941"/><text:bookmark text:name="_Toc12703614"/></text:p>
      <text:p text:style-name="P37"><text:span text:style-name="T31"/></text:p>
      <text:p text:style-name="P40"/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bookmark-start text:name="_Toc11675942"/><text:bookmark-start text:name="_Toc12703615"/><text:bookmark-start text:name="_Toc12722659"/><text:bookmark-start text:name="_Toc12723320"/><text:bookmark-start text:name="_Toc12723396"/><text:bookmark-start text:name="_Toc17731074"/><text:bookmark-start text:name="_Toc17732128"/><text:bookmark-start text:name="_Toc17809813"/><text:span text:style-name="T10"/></text:p>
      <text:p text:style-name="P30"><text:span text:style-name="T7"/></text:p>
      <text:h text:style-name="P21" text:outline-level="1"><text:soft-page-break/><text:span text:style-name="T33"/></text:h>
      <text:h text:style-name="P21" text:outline-level="1"><text:bookmark-start text:name="_Toc23701242"/><text:bookmark-start text:name="__RefHeading___Toc4009_2967240622"/><text:span text:style-name="T33">2 OBJETIVO</text:span><text:bookmark-end text:name="_Toc23701242"/><text:bookmark-end text:name="__RefHeading___Toc4009_2967240622"/></text:h>
      <text:p text:style-name="P34"/>
      <text:p text:style-name="P37"><text:span text:style-name="T10">O objetivo principal do software é tornar o gerenciamento de um</text:span><text:span text:style-name="T12">a horta virtual</text:span><text:span text:style-name="T10">.</text:span></text:p>
      <text:p text:style-name="P43"><text:span text:style-name="T10">Link </text:span><text:span text:style-name="T13">F</text:span><text:span text:style-name="T14">igma</text:span><text:span text:style-name="T10">: </text:span><text:a xlink:type="simple" xlink:href="https://www.figma.com/file/gsxsTk8sbbFsckVmQdQ91W?node-id=24:69" text:style-name="Internet_20_link" text:visited-style-name="Visited_20_Internet_20_Link">https://www.figma.com/file/gsxsTk8sbbFsckVmQdQ91W?node-id=24:69</text:a></text:p>
      <text:p text:style-name="P44"><text:span text:style-name="T10">Formulário do projeto final: </text:span><text:a xlink:type="simple" xlink:href="https://forms.gle/1amnzetLUvWUnHoY7" text:style-name="Internet_20_link" text:visited-style-name="Visited_20_Internet_20_Link">https://forms.gle/1amnzetLUvWUnHoY7</text:a></text:p>
      <text:p text:style-name="P37"><text:span text:style-name="T10"/></text:p>
      <text:p text:style-name="P31"><text:span text:style-name="T31">Começou no dia </text:span><text:span text:style-name="T32">23/07/2021</text:span><text:span text:style-name="T31">.</text:span></text:p>
      <text:p text:style-name="P42"><text:span text:style-name="T10">Terminou no dia </text:span><text:span text:style-name="T12">30/07/2021</text:span><text:span text:style-name="T10">. </text:span></text:p>
      <text:h text:style-name="P22" text:outline-level="1"><text:bookmark-start text:name="__RefHeading___Toc4011_2967240622"/><text:bookmark-end text:name="_Toc11675942"/><text:bookmark-end text:name="_Toc12703615"/><text:bookmark-end text:name="_Toc12722659"/><text:bookmark-end text:name="_Toc12723320"/><text:bookmark-end text:name="_Toc12723396"/><text:bookmark-end text:name="_Toc17731074"/><text:bookmark-end text:name="_Toc17732128"/><text:bookmark-end text:name="_Toc17809813"/><text:span text:style-name="T33">3. TESTE DE SOFTWARE</text:span><text:bookmark-end text:name="__RefHeading___Toc4011_2967240622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F_20_-_20_Capa_20_e_20_Folha_20_de_20_Rosto" style:display-name="CF - Capa e Folha de Rosto" style:family="paragraph" style:parent-style-name="Standard" style:default-outline-level="">
      <style:paragraph-properties fo:line-height="150%" fo:text-align="center" style:justify-single-word="false"/>
      <style:text-properties fo:text-transform="uppercase" style:use-window-font-color="true" fo:font-weight="bold" style:font-weight-asian="bold"/>
    </style:style>
    <style:style style:name="CF_20_-_20_Natureza_20_do_20_Trabalho_20_-_20_Orientador" style:display-name="CF - Natureza do Trabalho - Orientador" style:family="paragraph" style:parent-style-name="Standard" style:default-outline-level="">
      <style:paragraph-properties fo:margin-left="8.001cm" fo:margin-right="0cm" fo:text-indent="0cm" style:auto-text-indent="false"/>
    </style:style>
    <style:style style:name="Texto_20_do_20_Trabalho" style:display-name="Texto do Trabalho" style:family="paragraph" style:parent-style-name="Standard" style:default-outline-level="">
      <style:paragraph-properties fo:margin-left="0cm" fo:margin-right="0cm" fo:margin-top="0cm" fo:margin-bottom="0cm" loext:contextual-spacing="false" fo:line-height="150%" fo:text-indent="1.501cm" style:auto-text-indent="false"/>
      <style:text-properties fo:language="pt" fo:country="BR"/>
    </style:style>
    <style:style style:name="Titulo_20_6" style:display-name="Titulo 6" style:family="paragraph" style:parent-style-name="Standard" style:next-style-name="Standard" style:default-outline-level="">
      <style:paragraph-properties fo:margin-top="0.106cm" fo:margin-bottom="1.058cm" loext:contextual-spacing="false" fo:line-height="150%" fo:text-align="center" style:justify-single-word="false"/>
      <style:text-properties fo:text-transform="uppercase" fo:language="pt" fo:country="BR" fo:font-weight="bold" style:font-weight-asian="bold"/>
    </style:style>
    <style:style style:name="Dedicatória_2f_Epígrafe" style:display-name="Dedicatória/Epígrafe" style:family="paragraph" style:parent-style-name="Standard" style:next-style-name="Standard" style:default-outline-level="">
      <style:paragraph-properties fo:margin-left="8.001cm" fo:margin-right="0cm" fo:text-align="end" style:justify-single-word="false" fo:text-indent="0cm" style:auto-text-indent="false"/>
      <style:text-properties fo:language="pt" fo:country="BR"/>
    </style:style>
    <style:style style:name="Formatação_20_do_20_resumo" style:display-name="Formatação do resumo" style:family="paragraph" style:parent-style-name="Standard" style:default-outline-level="">
      <style:paragraph-properties fo:margin-top="0cm" fo:margin-bottom="0.529cm" loext:contextual-spacing="false"/>
      <style:text-properties fo:language="pt" fo:country="BR"/>
    </style:style>
    <style:style style:name="table_20_of_20_figures" style:display-name="table of figures" style:family="paragraph" style:parent-style-name="Standard" style:next-style-name="Standard" style:default-outline-level="">
      <style:paragraph-properties fo:text-align="start" style:justify-single-word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106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/>
      <style:text-properties fo:color="#2e74b5" style:font-name="Calibri Light" fo:font-family="'Calibri Light'" style:font-family-generic="roman" style:font-pitch="variable" fo:font-size="16pt" fo:language="pt" fo:country="BR" fo:font-weight="normal" style:font-size-asian="16pt" style:language-asian="pt" style:country-asian="BR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>
        <style:tab-stops>
          <style:tab-stop style:position="0.3cm"/>
          <style:tab-stop style:position="15.252cm" style:leader-style="dotted" style:leader-text="."/>
        </style:tab-stops>
      </style:paragraph-properties>
      <style:text-properties fo:text-transform="uppercase" style:use-window-font-color="true" fo:font-weight="bold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cm" loext:contextual-spacing="false" fo:text-align="start" style:justify-single-word="false">
        <style:tab-stops>
          <style:tab-stop style:position="0.75cm"/>
          <style:tab-stop style:position="15.252cm" style:leader-style="dotted" style:leader-text="."/>
        </style:tab-stops>
      </style:paragraph-properties>
      <style:text-properties fo:text-transform="uppercase" style:use-window-font-color="true" fo:language="pt" fo:country="BR" fo:font-weight="bold" style:font-weight-asian="bold" style:font-name-complex="Arial1" style:font-family-complex="Arial" style:font-family-generic-complex="system" style:font-pitch-complex="variable"/>
    </style:style>
    <style:style style:name="Subtitle" style:family="paragraph" style:parent-style-name="Standard" style:next-style-name="Standard" style:default-outline-level="2" style:list-style-name="" style:class="chapter">
      <style:paragraph-properties fo:text-align="center" style:justify-single-word="false"/>
      <style:text-properties style:font-name="Calibri Light" fo:font-family="'Calibri Light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caption" style:family="paragraph" style:parent-style-name="Standard" style:next-style-name="Fonte_20_das_20_Ilustrações" style:default-outline-level="">
      <style:paragraph-properties fo:margin-top="0cm" fo:margin-bottom="0cm" loext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Fonte_20_das_20_Ilustrações" style:display-name="Fonte das Ilustrações" style:family="paragraph" style:parent-style-name="Standard" style:next-style-name="Texto_20_do_20_Trabalho" style:default-outline-level="">
      <style:paragraph-properties fo:margin-top="0cm" fo:margin-bottom="0.529cm" loext:contextual-spacing="false" fo:text-align="center" style:justify-single-word="false" fo:keep-together="always" fo:keep-with-next="always"/>
      <style:text-properties style:use-window-font-color="true" fo:font-size="10pt" fo:language="pt" fo:country="BR" fo:font-weight="bold" style:font-size-asian="10pt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roman" style:font-pitch="variable" fo:font-size="10pt" fo:language="pt" fo:country="BR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Titulo_20_1" style:display-name="Titulo 1" style:family="paragraph" style:parent-style-name="Standard" style:next-style-name="Texto_20_do_20_Trabalho" style:default-outline-level="">
      <style:paragraph-properties fo:margin-top="0.106cm" fo:margin-bottom="1.058cm" loext:contextual-spacing="false"/>
      <style:text-properties fo:text-transform="uppercase" fo:language="pt" fo:country="B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1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4.4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8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100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01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10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11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11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13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14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118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124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2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26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fo:language="pt" fo:country="BR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I" style:print-orientation="portrait" fo:margin-top="1.27cm" fo:margin-bottom="0.494cm" fo:margin-left="2.822cm" fo:margin-right="1.552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52cm" fo:margin-left="0cm" fo:margin-right="0cm" fo:margin-bottom="1.452cm" style:dynamic-spacing="true"/>
      </style:header-style>
      <style:footer-style/>
    </style:page-layout>
    <style:page-layout style:name="Mpm3">
      <style:page-layout-properties fo:page-width="21.001cm" fo:page-height="29.722cm" style:num-format="1" style:print-orientation="portrait" fo:margin-top="1.27cm" fo:margin-bottom="0.494cm" fo:margin-left="2.822cm" fo:margin-right="1.552cm" style:writing-mode="lr-tb" style:layout-grid-color="#c0c0c0" style:layout-grid-lines="264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52cm" fo:margin-left="0cm" fo:margin-right="0cm" fo:margin-bottom="1.452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Header"/>
      </style:header>
    </style:master-page>
    <style:master-page style:name="Converted1" style:page-layout-name="Mpm3">
      <style:header>
        <text:p text:style-name="MP2"/>
      </style:header>
    </style:master-page>
    <style:master-page style:name="Converted4" style:page-layout-name="Mpm4" style:next-style-name="Converted2"/>
    <style:master-page style:name="Converted2" style:page-layout-name="Mpm5">
      <style:header>
        <text:p text:style-name="MP3"/>
      </style:header>
    </style:master-page>
    <style:master-page style:name="Converted5" style:page-layout-name="Mpm6">
      <style:header>
        <text:p text:style-name="MP1"><text:page-number text:select-page="current">14</text:page-number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5:48:43.714610542</meta:creation-date>
    <dc:date>2021-07-24T21:07:34.443197585</dc:date>
    <meta:editing-duration>PT3H56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39" meta:word-count="217" meta:character-count="1432" meta:non-whitespace-character-count="1246"/>
  </office:meta>
</office:document-meta>
</file>